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  <style:style style:name="T4" style:family="text">
      <style:text-properties style:text-underline-style="none" officeooo:rsid="0012bd5e"/>
    </style:style>
    <style:style style:name="T5" style:family="text">
      <style:text-properties style:text-underline-style="none" officeooo:rsid="00134339"/>
    </style:style>
    <style:style style:name="T6" style:family="text">
      <style:text-properties officeooo:rsid="0012bd5e"/>
    </style:style>
    <style:style style:name="T7" style:family="text">
      <style:text-properties officeooo:rsid="00134339"/>
    </style:style>
    <style:style style:name="T8" style:family="text">
      <style:text-properties officeooo:rsid="00147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 <text:span text:style-name="T8">03/14/2025</text:span></text:p>
      <text:p text:style-name="P1"/>
      <text:p text:style-name="P5"><text:span text:style-name="T1">S</text:span>pell <text:span text:style-name="T1">P</text:span>urpose Goal: <text:span text:style-name="T8">Taiji Wuji manifestation singularity programable energy </text:span></text:p>
      <text:p text:style-name="P1"/>
      <text:p text:style-name="P6"><text:span text:style-name="T1">S</text:span>pell <text:span text:style-name="T1">T</text:span>arget person/people or group: <text:span text:style-name="T8">James Widing</text:span></text:p>
      <text:p text:style-name="P2"/>
      <text:p text:style-name="P6">Spell duration time of effect for Completion/<text:span text:style-name="T1">Conditions</text:span>: <text:span text:style-name="T8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44:20.288160519</dc:date>
    <meta:editing-duration>PT20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1" meta:character-count="244" meta:non-whitespace-character-count="216"/>
  </office:meta>
</office:document-meta>
</file>